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Query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ngeQuery.toString( String fie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nge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angeQuery.setTransformation( int transform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ngeQuery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ge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RangeQuery( Term lowerTerm , Term upperTerm , boolean in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create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Weight.RangeQuery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Scorer.RangeQueryScorer( Similarity similarity , Index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angeQuery.RangeQuery( Term lowerTerm , Term upperTerm , boolean inclusive , int transfo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angeQuery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QueryScorer.calculateHits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RangeQueryScorer.termCompare( String text , String other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